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f7dd" officeooo:paragraph-rsid="000bf7dd"/>
    </style:style>
    <style:style style:name="P2" style:family="paragraph" style:parent-style-name="Standard">
      <style:text-properties officeooo:rsid="000cd2a9" officeooo:paragraph-rsid="000cd2a9"/>
    </style:style>
    <style:style style:name="P3" style:family="paragraph" style:parent-style-name="Standard">
      <style:text-properties officeooo:rsid="000bf7dd" officeooo:paragraph-rsid="000bf7dd" fo:background-color="#ffff00"/>
    </style:style>
    <style:style style:name="P4" style:family="paragraph" style:parent-style-name="Standard">
      <style:text-properties officeooo:rsid="000e1a5e" officeooo:paragraph-rsid="000e1a5e"/>
    </style:style>
    <style:style style:name="P5" style:family="paragraph" style:parent-style-name="Standard">
      <style:text-properties officeooo:rsid="000bf7dd" officeooo:paragraph-rsid="000bf7dd"/>
    </style:style>
    <style:style style:name="P6" style:family="paragraph" style:parent-style-name="Standard">
      <style:text-properties officeooo:rsid="000bf7dd" officeooo:paragraph-rsid="000cd2a9"/>
    </style:style>
    <style:style style:name="P7" style:family="paragraph" style:parent-style-name="Standard">
      <style:text-properties officeooo:rsid="000bf7dd" officeooo:paragraph-rsid="000e1a5e"/>
    </style:style>
    <style:style style:name="P8" style:family="paragraph" style:parent-style-name="Standard">
      <style:text-properties officeooo:rsid="003bd072" officeooo:paragraph-rsid="003bd072"/>
    </style:style>
    <style:style style:name="P9" style:family="paragraph" style:parent-style-name="Standard">
      <style:text-properties fo:font-weight="bold" officeooo:rsid="000bf7dd" officeooo:paragraph-rsid="000bf7dd" style:font-weight-asian="bold" style:font-weight-complex="bold"/>
    </style:style>
    <style:style style:name="P10" style:family="paragraph" style:parent-style-name="Standard">
      <style:text-properties fo:font-weight="bold" officeooo:rsid="003e39e6" officeooo:paragraph-rsid="003e39e6" style:font-weight-asian="bold" style:font-weight-complex="bold"/>
    </style:style>
    <style:style style:name="P11" style:family="paragraph" style:parent-style-name="Standard">
      <style:text-properties officeooo:rsid="000cd2a9" officeooo:paragraph-rsid="000cd2a9"/>
    </style:style>
    <style:style style:name="P12" style:family="paragraph" style:parent-style-name="Standard">
      <style:text-properties officeooo:rsid="000cd2a9" officeooo:paragraph-rsid="003c9969"/>
    </style:style>
    <style:style style:name="P13" style:family="paragraph" style:parent-style-name="Standard">
      <style:text-properties officeooo:rsid="000cd2a9" officeooo:paragraph-rsid="000e1a5e"/>
    </style:style>
    <style:style style:name="P14" style:family="paragraph" style:parent-style-name="Standard">
      <style:text-properties officeooo:rsid="003c9969" officeooo:paragraph-rsid="003c9969"/>
    </style:style>
    <style:style style:name="P15" style:family="paragraph" style:parent-style-name="Standard">
      <style:text-properties officeooo:rsid="003dd66e" officeooo:paragraph-rsid="003dd66e"/>
    </style:style>
    <style:style style:name="P16" style:family="paragraph" style:parent-style-name="Standard">
      <style:text-properties style:text-underline-style="solid" style:text-underline-width="auto" style:text-underline-color="font-color" officeooo:rsid="003dd66e" officeooo:paragraph-rsid="003dd66e"/>
    </style:style>
    <style:style style:name="T1" style:family="text">
      <style:text-properties officeooo:rsid="000cd2a9"/>
    </style:style>
    <style:style style:name="T2" style:family="text">
      <style:text-properties officeooo:rsid="003c996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dd66e" style:font-weight-asian="bold" style:font-weight-complex="bold"/>
    </style:style>
    <style:style style:name="T5" style:family="text">
      <style:text-properties fo:font-weight="bold" officeooo:rsid="003e39e6" style:font-weight-asian="bold" style:font-weight-complex="bold"/>
    </style:style>
    <style:style style:name="T6" style:family="text">
      <style:text-properties officeooo:rsid="003dd66e"/>
    </style:style>
    <style:style style:name="T7" style:family="text">
      <style:text-properties fo:font-weight="normal" officeooo:rsid="003dd66e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0cd2a9"/>
    </style:style>
    <style:style style:name="T10" style:family="text">
      <style:text-properties officeooo:rsid="000bf7dd" fo:background-color="#ffff00" loext:char-shading-value="0"/>
    </style:style>
    <style:style style:name="T11" style:family="text">
      <style:text-properties officeooo:rsid="00401e73"/>
    </style:style>
    <style:style style:name="T12" style:family="text">
      <style:text-properties officeooo:rsid="00409212"/>
    </style:style>
    <style:style style:name="T13" style:family="text">
      <style:text-properties officeooo:rsid="004387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PSC 695-Applied <text:span text:style-name="T12">Deep Learning</text:span></text:p>
      <text:p text:style-name="P1"/>
      <text:p text:style-name="P10">Prereq<text:span text:style-name="T13">s</text:span>: ?</text:p>
      <text:p text:style-name="P10"/>
      <text:p text:style-name="P1"><text:span text:style-name="T3">Package</text:span>: Pytorch</text:p>
      <text:p text:style-name="P1"/>
      <text:p text:style-name="P1"><text:span text:style-name="T3">Infrastructure</text:span>:</text:p>
      <text:p text:style-name="P1">Setting up cloud based resources for training (Paperspace, AWS, Azure?)</text:p>
      <text:p text:style-name="P1">initialization scripts that set up remote machine whenever its restarted (aliases, git config, other config files, connecting/pulling datasets)</text:p>
      <text:p text:style-name="P8">Bit of ssh, tmux, and some terminal commands</text:p>
      <text:p text:style-name="P2">Why you need a GPU</text:p>
      <text:p text:style-name="P14">GPU monitoring</text:p>
      <text:p text:style-name="P1"/>
      <text:p text:style-name="P9">AI applications:</text:p>
      <text:p text:style-name="P1"><text:span text:style-name="T8">Un</text:span><text:span text:style-name="T9">s</text:span><text:span text:style-name="T8">tructured data- Image</text:span><text:span text:style-name="T9">s</text:span> – timm models, custom dataloaders and datasets, custom metrics, building a custom model using timm model as basis. Training loops, callbacks. <text:s/>Essentially how to create and train a model using pytorch. </text:p>
      <text:p text:style-name="P1"/>
      <text:p text:style-name="P15">Other stuff:</text:p>
      <text:p text:style-name="P16">Image segmentation</text:p>
      <text:p text:style-name="P15"><text:span text:style-name="T8">Object Recognition</text:span></text:p>
      <text:p text:style-name="P15"><text:span text:style-name="T8">Transformers</text:span>: <text:s/>Vision or text processing. <text:s/><text:span text:style-name="T10">code a simple transformer? </text:span></text:p>
      <text:p text:style-name="P1"/>
      <text:p text:style-name="P12"><text:span text:style-name="T3">Best practices for training: </text:span><text:s/>LR annealer, optimizers, progressive resizing, <text:s/>hyperparameter tuning, <text:s/>progressive unfreezing of layers, cuda memory management. <text:s/>Train test split, verifying test set validity.</text:p>
      <text:p text:style-name="P2">Object detection? <text:s/></text:p>
      <text:p text:style-name="P6"/>
      <text:p text:style-name="P14"><text:span text:style-name="T3">Depl</text:span><text:span text:style-name="T5">o</text:span><text:span text:style-name="T3">ying a model</text:span>: ? Models don't live in jupyter notebooks, <text:s/>convert to a package, save and load params, <text:s/>CPU or GPU for deployed model. <text:s/><text:span text:style-name="T6">Paperspace gradient? <text:s/>AWS?</text:span></text:p>
      <text:p text:style-name="P4"/>
      <text:p text:style-name="P13"><text:span text:style-name="T3">Kaggle competition: </text:span><text:span text:style-name="T7">How to approach and do well</text:span></text:p>
      <text:p text:style-name="P7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6T19:27:03.385570952</meta:creation-date>
    <meta:editing-duration>PT12M59S</meta:editing-duration>
    <meta:editing-cycles>7</meta:editing-cycles>
    <meta:generator>LibreOffice/7.5.2.2$Linux_X86_64 LibreOffice_project/50$Build-2</meta:generator>
    <dc:date>2023-04-19T12:30:03.090561863</dc:date>
    <meta:document-statistic meta:table-count="0" meta:image-count="0" meta:object-count="0" meta:page-count="1" meta:paragraph-count="19" meta:word-count="164" meta:character-count="1161" meta:non-whitespace-character-count="1000"/>
  </office:meta>
</office:document-meta>
</file>